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מבנה משולש ראשל"צ חניון תת קרקעי ו6 קומות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הרצל 30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3"/>9657580 <text:s text:c="130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/>בכניסה לבניין לובי קרקע מפסק חרום לחשמל ראשי בכל קומה מפסק זרם קומתי בכניסה לחניון מרי' אוסישקין חדר חשמל ראשי. <text:s text:c="8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. בחצר גנרטור בחניון תת קרקעי 2-</text:span></text:p>
      <text:p text:style-name="P1"><text:span text:style-name="T1">מיקום ברזי כיבוי עיקריים "3</text:span><text:span text:style-name="T4"> <text:s text:c="8"/>בסמוך לכניסה לפסג' ומסביב המבנה <text:s text:c="90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שלמה בקש</text:p>
          </table:table-cell>
          <table:table-cell table:style-name="Table2.A1" office:value-type="string">
            <text:p text:style-name="P14">מנהל הבית</text:p>
          </table:table-cell>
          <table:table-cell table:style-name="Table2.A1" office:value-type="string">
            <text:p text:style-name="P14">03-9679947</text:p>
          </table:table-cell>
          <table:table-cell table:style-name="Table2.A1" office:value-type="string">
            <text:p text:style-name="P14">052-2727476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6:33:00</meta:creation-date>
    <dc:creator>אתי מנצור</dc:creator>
    <dc:date>2013-08-12T06:33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45" meta:word-count="148" meta:character-count="1502"/>
    <meta:generator>OpenOffice/4.0.1$Win32 OpenOffice.org_project/401m5$Build-9714</meta:generator>
  </office:meta>
</office:document-meta>
</file>